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3.56cm" fo:min-width="25.433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5.53cm" fo:min-width="9.66cm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1.973cm" fo:min-width="7.7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1.973cm" fo:min-width="7.755cm"/>
      <style:paragraph-properties style:writing-mode="lr-tb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14.99cm" fo:min-width="14.74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6f9d4" draw:textarea-horizontal-align="justify" draw:textarea-vertical-align="middle" draw:auto-grow-height="false" fo:min-height="4.83cm" fo:min-width="4.58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-color="#f6f9d4" draw:textarea-horizontal-align="justify" draw:textarea-vertical-align="middle" draw:auto-grow-height="false" fo:min-height="4.778cm" fo:min-width="4.52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Courier new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="none" draw:fill-color="#ffffff"/>
      <style:text-properties style:font-name="COURIER NEW"/>
    </style:style>
    <style:style style:name="P6" style:family="paragraph">
      <style:paragraph-properties fo:text-align="center"/>
      <style:text-properties style:font-name="COURIER NEW"/>
    </style:style>
    <style:style style:name="P7" style:family="paragraph">
      <loext:graphic-properties draw:fill-color="#ffb66c"/>
      <style:paragraph-properties fo:text-align="center"/>
      <style:text-properties style:font-name="COURIER NEW"/>
    </style:style>
    <style:style style:name="P8" style:family="paragraph">
      <style:paragraph-properties fo:text-align="center"/>
      <style:text-properties style:font-name="COURIER NEW" fo:font-size="14pt" style:font-size-asian="14pt" style:font-size-complex="14pt"/>
    </style:style>
    <style:style style:name="P9" style:family="paragraph">
      <loext:graphic-properties draw:fill-color="#ffb66c"/>
      <style:paragraph-properties fo:text-align="center"/>
      <style:text-properties style:font-name="COURIER NEW" fo:font-size="14pt" style:font-size-asian="14pt" style:font-size-complex="14pt"/>
    </style:style>
    <style:style style:name="P10" style:family="paragraph">
      <loext:graphic-properties draw:fill-color="#f6f9d4"/>
      <style:paragraph-properties fo:text-align="center"/>
    </style:style>
    <style:style style:name="P11" style:family="paragraph">
      <loext:graphic-properties draw:fill-color="#f6f9d4"/>
      <style:paragraph-properties fo:margin-left="0.203cm" fo:margin-right="0cm" fo:text-align="center" fo:text-indent="0cm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33cm" svg:height="3.81cm" svg:x="1cm" svg:y="1cm">
          <text:p text:style-name="P1"><text:span text:style-name="T1">OWLER PRODUCTIONS </text:span></text:p>
          <text:p text:style-name="P1"><text:span text:style-name="T1">TIC TAC TO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6cm" svg:height="15.78cm" svg:x="1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255cm" svg:height="2.223cm" svg:x="1.952cm" svg:y="5.7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312cm" svg:height="1.691cm" svg:x="2.085cm" svg:y="5.762cm">
          <draw:text-box>
            <text:p><text:span text:style-name="T2">GAME TYPE:</text:span></text:p>
            <text:p><text:span text:style-name="T2"><text:s text:c="2"/></text:span><text:span text:style-name="T2">PVP/PVC</text:span></text:p>
          </draw:text-box>
        </draw:frame>
        <draw:custom-shape draw:style-name="gr5" draw:text-style-name="P7" draw:layer="layout" svg:width="8.255cm" svg:height="2.223cm" svg:x="1.952cm" svg:y="8.302cm">
          <text:p text:style-name="P6"><text:span text:style-name="T2">PLAYER NAME: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255cm" svg:height="2.223cm" svg:x="1.952cm" svg:y="11.16cm">
          <text:p text:style-name="P8"><text:span text:style-name="T3">CHOOSE NUMBER ROUNDS: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255cm" svg:height="2.223cm" svg:x="1.952cm" svg:y="14.017cm">
          <text:p text:style-name="P8"><text:span text:style-name="T3">DIFFICULTY: EASY </text:span></text:p>
          <text:p text:style-name="P8"><text:span text:style-name="T3"><text:s text:c="11"/></text:span><text:span text:style-name="T3">HARD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255cm" svg:height="2.223cm" svg:x="1.952cm" svg:y="16.875cm">
          <text:p text:style-name="P8"><text:span text:style-name="T3">SCORECAR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5.24cm" svg:height="15.24cm" svg:x="11.439cm" svg:y="5.1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08cm" svg:height="5.08cm" svg:x="11.477cm" svg:y="5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16.557cm" svg:y="5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21.637cm" svg:y="5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11.477cm" svg:y="10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16.557cm" svg:y="10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21.637cm" svg:y="10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11.477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16.557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5.08cm" svg:x="21.637cm" svg:y="15.287cm">
          <text:p/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0.365cm" svg:y1="1cm" svg:x2="27.67cm" svg:y2="1cm">
          <text:p/>
        </draw:line>
        <draw:line draw:style-name="gr9" draw:text-style-name="P12" draw:layer="layout" svg:x1="0.365cm" svg:y1="4.81cm" svg:x2="27.67cm" svg:y2="4.81cm">
          <text:p/>
        </draw:line>
        <draw:line draw:style-name="gr9" draw:text-style-name="P12" draw:layer="layout" svg:x1="0.365cm" svg:y1="20.59cm" svg:x2="27.67cm" svg:y2="20.59cm">
          <text:p/>
        </draw:line>
        <draw:line draw:style-name="gr9" draw:text-style-name="P12" draw:layer="layout" svg:x1="11.16cm" svg:y1="4.492cm" svg:x2="11.16cm" svg:y2="21.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5T10:37:09.386026519</meta:creation-date>
    <dc:date>2023-03-05T11:58:03.465743968</dc:date>
    <meta:editing-duration>PT28M57S</meta:editing-duration>
    <meta:editing-cycles>3</meta:editing-cycles>
    <meta:generator>LibreOffice/7.3.7.2$Linux_X86_64 LibreOffice_project/30$Build-2</meta:generator>
    <meta:document-statistic meta:object-count="22"/>
  </office:meta>
</office:document-meta>
</file>